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text-properties officeooo:rsid="000e6728" officeooo:paragraph-rsid="000e67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 table:style-name="TableLine2588312326160">
          <table:table-cell table:style-name="Table1.A1" office:value-type="string">
            <text:p text:style-name="P1">Public Sector Partners, Inc</text:p>
            <text:p text:style-name="P1">CSS2018LAS8: Incident Handling Process - SANS</text:p>
          </table:table-cell>
          <table:table-cell table:style-name="Table1.A1" office:value-type="string">
            <text:p text:style-name="Table_20_Contents"><text:a xlink:type="simple" xlink:href="https://youtu.be/wP08bImLU6Q" text:style-name="Internet_20_link" text:visited-style-name="Visited_20_Internet_20_Link">https://youtu.be/wP08bImLU6Q</text:a> </text:p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88312326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9T16:00:52.422000000</meta:creation-date>
    <dc:date>2021-09-29T16:01:40.450000000</dc:date>
    <meta:editing-duration>PT48S</meta:editing-duration>
    <meta:editing-cycles>1</meta:editing-cycles>
    <meta:document-statistic meta:table-count="1" meta:image-count="0" meta:object-count="0" meta:page-count="3" meta:paragraph-count="3" meta:word-count="11" meta:character-count="101" meta:non-whitespace-character-count="92"/>
    <meta:generator>LibreOffice/7.1.5.2$Windows_X86_64 LibreOffice_project/85f04e9f809797b8199d13c421bd8a2b025d52b5</meta:generator>
  </office:meta>
</office:document-meta>
</file>